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arxiv.org/pdf/1802.05944v2.pdf" text:style-name="Internet_20_link" text:visited-style-name="Visited_20_Internet_20_Link">https://arxiv.org/pdf/1802.05944v2.pdf</text:a></text:p>
      <text:p text:style-name="Standard"/>
      <text:p text:style-name="Standard"/>
      <text:p text:style-name="Standard"/>
      <text:p text:style-name="Standard">This framework is based on the idea of transfering the reward function R(t) (which in games is only defined for the terminal states t) to previous states using formal pullback operators.</text:p>
      <text:p text:style-name="Standard">The two mostly used pullback operators use the game playing pi. Using the iterated game playing operator pi, any state s can be mapped to a terminal state t which allows to define a value v(s) of any state s.</text:p>
      <text:p text:style-name="Standard">Another pullback operator can be defined</text:p>
      <text:p text:style-name="Standard">Note that already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06T21:14:19.42</meta:creation-date>
    <meta:document-statistic meta:table-count="0" meta:image-count="0" meta:object-count="0" meta:page-count="1" meta:paragraph-count="5" meta:word-count="82" meta:character-count="496"/>
    <dc:date>2021-04-06T22:41:17.62</dc:date>
    <meta:editing-duration>PT26M37S</meta:editing-duration>
    <meta:editing-cycles>1</meta:editing-cycles>
    <meta:generator>OpenOffice/4.1.7$Win32 OpenOffice.org_project/417m1$Build-9800</meta:generator>
  </office:meta>
</office:document-meta>
</file>